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Sarif" svg:font-family="'Liberation Sa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2a15df" officeooo:paragraph-rsid="002a15df"/>
    </style:style>
    <style:style style:name="P2" style:family="paragraph" style:parent-style-name="Text_20_body">
      <style:text-properties officeooo:rsid="00204833" officeooo:paragraph-rsid="00204833"/>
    </style:style>
    <style:style style:name="P3" style:family="paragraph" style:parent-style-name="Text_20_body">
      <style:text-properties officeooo:rsid="00204833" officeooo:paragraph-rsid="002f9654"/>
    </style:style>
    <style:style style:name="P4" style:family="paragraph" style:parent-style-name="Text_20_body" style:list-style-name="L2">
      <style:text-properties fo:font-weight="bold" officeooo:rsid="00220bb8" officeooo:paragraph-rsid="0025b371" style:font-weight-asian="bold" style:font-weight-complex="bold"/>
    </style:style>
    <style:style style:name="P5" style:family="paragraph" style:parent-style-name="Text_20_body" style:list-style-name="L2">
      <style:text-properties fo:font-weight="bold" officeooo:rsid="00235e78" officeooo:paragraph-rsid="00235e78" style:font-weight-asian="bold" style:font-weight-complex="bold"/>
    </style:style>
    <style:style style:name="P6" style:family="paragraph" style:parent-style-name="Text_20_body">
      <style:text-properties officeooo:rsid="002477cd" officeooo:paragraph-rsid="0025b371"/>
    </style:style>
    <style:style style:name="P7" style:family="paragraph" style:parent-style-name="Text_20_body">
      <style:text-properties officeooo:rsid="0026a72c" officeooo:paragraph-rsid="0026a72c"/>
    </style:style>
    <style:style style:name="P8" style:family="paragraph" style:parent-style-name="Text_20_body">
      <style:text-properties officeooo:rsid="00277e82" officeooo:paragraph-rsid="00277e82"/>
    </style:style>
    <style:style style:name="P9" style:family="paragraph" style:parent-style-name="Text_20_body">
      <style:text-properties officeooo:rsid="0028f7f1" officeooo:paragraph-rsid="0028f7f1"/>
    </style:style>
    <style:style style:name="P10" style:family="paragraph" style:parent-style-name="Text_20_body">
      <style:text-properties officeooo:rsid="002a15df" officeooo:paragraph-rsid="002ec3da"/>
    </style:style>
    <style:style style:name="P11" style:family="paragraph" style:parent-style-name="Text_20_body">
      <style:text-properties officeooo:rsid="002ec3da" officeooo:paragraph-rsid="002ec3da"/>
    </style:style>
    <style:style style:name="P12" style:family="paragraph" style:parent-style-name="Text_20_body">
      <style:text-properties officeooo:rsid="002f9654" officeooo:paragraph-rsid="002f9654"/>
    </style:style>
    <style:style style:name="P13" style:family="paragraph" style:parent-style-name="Title">
      <style:text-properties style:font-name="Liberation Sans" fo:font-size="28pt" fo:font-weight="bold" officeooo:rsid="0000a81a" officeooo:paragraph-rsid="001b4b23" style:font-name-asian="Noto Sans CJK SC" style:font-size-asian="28pt" style:font-weight-asian="bold" style:font-name-complex="FreeSans" style:font-size-complex="28pt" style:font-weight-complex="bold"/>
    </style:style>
    <style:style style:name="T1" style:family="text">
      <style:text-properties officeooo:rsid="001c6b2b"/>
    </style:style>
    <style:style style:name="T2" style:family="text">
      <style:text-properties style:font-name="Liberation Serif" fo:font-size="12pt" fo:font-weight="normal" style:font-name-asian="Noto Sans CJK SC" style:font-size-asian="12pt" style:font-weight-asian="normal" style:font-name-complex="FreeSans" style:font-size-complex="12pt" style:font-weight-complex="normal"/>
    </style:style>
    <style:style style:name="T3" style:family="text">
      <style:text-properties style:font-name="Liberation Serif" fo:font-size="12pt" fo:font-weight="normal" officeooo:rsid="00220bb8" style:font-name-asian="Noto Sans CJK SC" style:font-size-asian="12pt" style:font-weight-asian="normal" style:font-name-complex="FreeSans" style:font-size-complex="12pt" style:font-weight-complex="normal"/>
    </style:style>
    <style:style style:name="T4" style:family="text">
      <style:text-properties style:font-name="Liberation Serif" fo:font-size="12pt" fo:font-weight="normal" officeooo:rsid="00235e78" style:font-name-asian="Noto Sans CJK SC" style:font-size-asian="12pt" style:font-weight-asian="normal" style:font-name-complex="FreeSans" style:font-size-complex="12pt" style:font-weight-complex="normal"/>
    </style:style>
    <style:style style:name="T5" style:family="text">
      <style:text-properties style:font-name="Liberation Serif" fo:font-size="12pt" fo:font-weight="normal" officeooo:rsid="0025b371" style:font-name-asian="Noto Sans CJK SC" style:font-size-asian="12pt" style:font-weight-asian="normal" style:font-name-complex="FreeSans" style:font-size-complex="12pt" style:font-weight-complex="normal"/>
    </style:style>
    <style:style style:name="T6" style:family="text">
      <style:text-properties style:font-name="Liberation Serif" fo:font-size="12pt" fo:font-weight="normal" officeooo:rsid="0026a72c" style:font-name-asian="Noto Sans CJK SC" style:font-size-asian="12pt" style:font-weight-asian="normal" style:font-name-complex="FreeSans" style:font-size-complex="12pt" style:font-weight-complex="normal"/>
    </style:style>
    <style:style style:name="T7" style:family="text">
      <style:text-properties style:font-name="Liberation Serif" fo:font-size="12pt" fo:font-weight="normal" officeooo:rsid="00277e82" style:font-name-asian="Noto Sans CJK SC" style:font-size-asian="12pt" style:font-weight-asian="normal" style:font-name-complex="FreeSans" style:font-size-complex="12pt" style:font-weight-complex="normal"/>
    </style:style>
    <style:style style:name="T8" style:family="text">
      <style:text-properties style:font-name="Liberation Serif" fo:font-size="12pt" fo:font-weight="normal" officeooo:rsid="0028f7f1" style:font-name-asian="Noto Sans CJK SC" style:font-size-asian="12pt" style:font-weight-asian="normal" style:font-name-complex="FreeSans" style:font-size-complex="12pt" style:font-weight-complex="normal"/>
    </style:style>
    <style:style style:name="T9" style:family="text">
      <style:text-properties style:font-name="Liberation Serif" fo:font-size="12pt" fo:font-weight="normal" officeooo:rsid="002a15df" style:font-name-asian="Noto Sans CJK SC" style:font-size-asian="12pt" style:font-weight-asian="normal" style:font-name-complex="FreeSans" style:font-size-complex="12pt" style:font-weight-complex="normal"/>
    </style:style>
    <style:style style:name="T10" style:family="text">
      <style:text-properties style:font-name="Liberation Serif" fo:font-size="12pt" fo:font-weight="normal" officeooo:rsid="002cb5ac" style:font-name-asian="Noto Sans CJK SC" style:font-size-asian="12pt" style:font-weight-asian="normal" style:font-name-complex="FreeSans" style:font-size-complex="12pt" style:font-weight-complex="normal"/>
    </style:style>
    <style:style style:name="T11" style:family="text">
      <style:text-properties style:font-name="Liberation Serif" fo:font-size="12pt" fo:font-weight="normal" officeooo:rsid="002ce40c" style:font-name-asian="Noto Sans CJK SC" style:font-size-asian="12pt" style:font-weight-asian="normal" style:font-name-complex="FreeSans" style:font-size-complex="12pt" style:font-weight-complex="normal"/>
    </style:style>
    <style:style style:name="T12" style:family="text">
      <style:text-properties style:font-name="Liberation Serif" fo:font-size="12pt" fo:font-weight="normal" officeooo:rsid="002ec3da" style:font-name-asian="Noto Sans CJK SC" style:font-size-asian="12pt" style:font-weight-asian="normal" style:font-name-complex="FreeSans" style:font-size-complex="12pt" style:font-weight-complex="normal"/>
    </style:style>
    <style:style style:name="T13" style:family="text">
      <style:text-properties style:font-name="Liberation Serif" fo:font-size="12pt" fo:font-weight="normal" officeooo:rsid="002f9654" style:font-name-asian="Noto Sans CJK SC" style:font-size-asian="12pt" style:font-weight-asian="normal" style:font-name-complex="FreeSans" style:font-size-complex="12pt" style:font-weight-complex="normal"/>
    </style:style>
    <style:style style:name="T14" style:family="text">
      <style:text-properties style:font-name="Liberation Serif" fo:font-size="12pt" fo:font-weight="normal" officeooo:rsid="002fd4eb" style:font-name-asian="Noto Sans CJK SC" style:font-size-asian="12pt" style:font-weight-asian="normal" style:font-name-complex="FreeSans" style:font-size-complex="12pt" style:font-weight-complex="normal"/>
    </style:style>
    <style:style style:name="T15" style:family="text">
      <style:text-properties style:font-name="Liberation Serif" fo:font-size="12pt" fo:font-weight="bold" style:font-name-asian="Noto Sans CJK SC" style:font-size-asian="12pt" style:font-weight-asian="bold" style:font-name-complex="FreeSans" style:font-size-complex="12pt" style:font-weight-complex="bold"/>
    </style:style>
    <style:style style:name="T16" style:family="text">
      <style:text-properties style:font-name="Liberation Serif" fo:font-size="12pt" fo:font-weight="bold" officeooo:rsid="00220bb8" style:font-name-asian="Noto Sans CJK SC" style:font-size-asian="12pt" style:font-weight-asian="bold" style:font-name-complex="FreeSans" style:font-size-complex="12pt" style:font-weight-complex="bold"/>
    </style:style>
    <style:style style:name="T17" style:family="text">
      <style:text-properties style:font-name="Liberation Serif" fo:font-size="12pt" fo:font-weight="bold" officeooo:rsid="0025b371" style:font-name-asian="Noto Sans CJK SC" style:font-size-asian="12pt" style:font-weight-asian="bold" style:font-name-complex="FreeSans" style:font-size-complex="12pt" style:font-weight-complex="bold"/>
    </style:style>
    <style:style style:name="T18" style:family="text">
      <style:text-properties style:font-name="Liberation Serif" fo:font-size="12pt" fo:font-weight="bold" officeooo:rsid="0028f7f1" style:font-name-asian="Noto Sans CJK SC" style:font-size-asian="12pt" style:font-weight-asian="bold" style:font-name-complex="FreeSans" style:font-size-complex="12pt" style:font-weight-complex="bold"/>
    </style:style>
    <style:style style:name="T19" style:family="text">
      <style:text-properties style:font-name="Liberation Serif" fo:font-size="12pt" fo:font-weight="bold" officeooo:rsid="002a15df" style:font-name-asian="Noto Sans CJK SC" style:font-size-asian="12pt" style:font-weight-asian="bold" style:font-name-complex="FreeSans" style:font-size-complex="12pt" style:font-weight-complex="bold"/>
    </style:style>
    <style:style style:name="T20" style:family="text">
      <style:text-properties style:font-name="Liberation Serif" fo:font-size="12pt" fo:font-weight="bold" officeooo:rsid="002f9654" style:font-name-asian="Noto Sans CJK SC" style:font-size-asian="12pt" style:font-weight-asian="bold" style:font-name-complex="FreeSans" style:font-size-complex="12pt" style:font-weight-complex="bold"/>
    </style:style>
    <style:style style:name="T21" style:family="text">
      <style:text-properties style:font-name="Liberation Serif" fo:font-size="12pt" style:font-name-asian="Noto Sans CJK SC" style:font-size-asian="12pt" style:font-name-complex="FreeSans" style:font-size-complex="12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olden Path Application Fram<text:span text:style-name="T1">e</text:span>work</text:p>
      <text:p text:style-name="Text_20_body"/>
      <text:p text:style-name="P9"><text:span text:style-name="T2">The importance of abstracting the individual pieces of this solution is not just for better software design, but also to facilitate collaborative efforts between multiple people and or organizations. <text:s/>The basic premise of the Testing Framework is to provide an apples to apples comparison between AI translation solutions. <text:s/>Therefore the interface itself may be a more useful invention itself then the individual AI works as it provides a foundation for different ideas to be compared beyond speculation.</text:span></text:p>
      <text:p text:style-name="P3"><text:span text:style-name="T2">Please reference the enumerated block diagram in block_diagram.pdf.</text:span></text:p>
      <text:p text:style-name="P2"><text:span text:style-name="T2">1) </text:span><text:span text:style-name="T16">Translation Editor or AI Testing Framework Components:</text:span><text:span text:style-name="T3"> </text:span><text:span text:style-name="T2">This top level abstraction associates modules with the Translation Editor, or AI Testing Framework. <text:s/></text:span><text:span text:style-name="T3">The top level module division between the Editor/Testor and the AI Solution.</text:span><text:span text:style-name="T2"> <text:s/></text:span><text:span text:style-name="T3">This allows the Editor to make use of different possible AI Solutions and the</text:span><text:span text:style-name="T2"> Testing Framework </text:span><text:span text:style-name="T3">to evaluate the </text:span><text:span text:style-name="T2">performance of </text:span><text:span text:style-name="T3">the same.</text:span></text:p>
      <text:p text:style-name="P2"><text:span text:style-name="T2">2) </text:span><text:span text:style-name="T15">Translation Editor or AI Testing Framework:</text:span><text:span text:style-name="T2"> <text:s/></text:span><text:span text:style-name="T3">This block represents both software environment</text:span><text:span text:style-name="T5">s</text:span><text:span text:style-name="T3"> that a Bible Translator uses for translating scripture and the AI Testing Framework which evaluates and scores AI Solutions. <text:s/>The divisions here abstract the Editor</text:span><text:span text:style-name="T5">s</text:span><text:span text:style-name="T3">/Tester from </text:span><text:span text:style-name="T4">both </text:span><text:span text:style-name="T3">the </text:span><text:span text:style-name="T4">Target Language and the Golden Path Next Verse Suggester implementation. <text:s/></text:span><text:span text:style-name="T5">Looking outward from this block represents the API of the AI translation system. <text:s/>Likely implemented by a RESTful API. <text:s/></text:span><text:span text:style-name="T4">The methods associated with this module are</text:span></text:p>
      <text:list xml:id="list713335504" text:style-name="L2">
        <text:list-item>
          <text:p text:style-name="P4"><text:span text:style-name="T21">Save verse:</text:span><text:span text:style-name="T2"> </text:span><text:span text:style-name="T4">This </text:span><text:span text:style-name="T5">publishes</text:span><text:span text:style-name="T4"> a translated verse </text:span><text:span text:style-name="T5">by reference</text:span><text:span text:style-name="T4"><text:note text:id="ftn0" text:note-class="footnote"><text:note-citation>1</text:note-citation><text:note-body><text:p text:style-name="Footnote"><text:s/>Each method which references a verse of scripture does so by a canonicalized reference string instead of broken out arguments of book chapter and verse. <text:s/>This allows future expansion for referencing segmented extra biblical information. <text:s/>Implementations are expected to be tolerant of unknown data references.</text:p></text:note-body></text:note></text:span><text:span text:style-name="T5"> </text:span><text:span text:style-name="T4">into a </text:span><text:span text:style-name="T5">separate</text:span><text:span text:style-name="T4"> database accessible by the AI solution. </text:span></text:p>
        </text:list-item>
        <text:list-item>
          <text:p text:style-name="P5"><text:span text:style-name="T21">Get AI Verse X:</text:span><text:span text:style-name="T2"> This </text:span><text:span text:style-name="T5">retrieves</text:span><text:span text:style-name="T2"> the AI </text:span><text:span text:style-name="T5">suggestion </text:span><text:span text:style-name="T2">for a specific </text:span><text:span text:style-name="T5">verse translation</text:span><text:span text:style-name="T2">.</text:span></text:p>
        </text:list-item>
        <text:list-item>
          <text:p text:style-name="P5"><text:span text:style-name="T21">Get next:</text:span><text:span text:style-name="T2"> This requests the Golden Path module to suggest what verse should be translated next for optimum AI performance.</text:span></text:p>
        </text:list-item>
      </text:list>
      <text:p text:style-name="P6">3) <text:span text:style-name="T22">Target Language Components:</text:span><text:span text:style-name="T23"> This block abstracts the specifics to the Target Language from the Editor/Test</text:span><text:span text:style-name="T2">e</text:span><text:span text:style-name="T23">r. </text:span><text:span text:style-name="T2"><text:s/></text:span><text:span text:style-name="T5">The following two components are included.</text:span></text:p>
      <text:p text:style-name="P6"><text:span text:style-name="T5">4) </text:span><text:span text:style-name="T19">Published</text:span><text:span text:style-name="T19"><text:note text:id="ftn1" text:note-class="footnote"><text:note-citation>2</text:note-citation><text:note-body><text:p text:style-name="P1">The word <text:span text:style-name="T22">published</text:span> is referencing <text:span text:style-name="T24">the act of making</text:span> the <text:span text:style-name="T24">translated text </text:span>available to the AI Solution, not the act of making the text available to <text:span text:style-name="T24">the target community</text:span>.</text:p></text:note-body></text:note></text:span><text:span text:style-name="T9"> </text:span><text:span text:style-name="T17">Translated Scripture:</text:span><text:span text:style-name="T5"> </text:span><text:span text:style-name="T2">This </text:span><text:span text:style-name="T5">is a publication of scripture passages by the Editors </text:span><text:span text:style-name="T2">block does not replace the Editor</text:span><text:span text:style-name="T5">s various </text:span><text:span text:style-name="T2">internal scripture representation</text:span><text:span text:style-name="T6">s</text:span><text:span text:style-name="T2">, but is a publication of this data by the Translation Editor for the AI to use. <text:s/>This published work, may be in a different process </text:span><text:span text:style-name="T6">and/or</text:span><text:span text:style-name="T2"> in the cloud </text:span><text:span text:style-name="T6">with the rest of the AI Solution</text:span><text:span text:style-name="T2">.</text:span></text:p>
      <text:p text:style-name="P7"><text:span text:style-name="T23">5) </text:span><text:span text:style-name="T22">Target Data abstraction/Tokenizer: </text:span><text:span text:style-name="T23"><text:s/></text:span><text:span text:style-name="T2">Different languages sometimes require different Tokenizers for breaking the language string into units </text:span><text:span text:style-name="T7">such as words or lexicographical units</text:span><text:span text:style-name="T2">. <text:s/>This module also </text:span><text:soft-page-break/><text:span text:style-name="T2">represents other processing steps which are language specific. <text:s/>This module is responsible for both Tokenizing the published translated scripture for the AI, and Detokenizing the suggested </text:span><text:span text:style-name="T7">translation from the AI for the Editor or Testing Framework.</text:span></text:p>
      <text:p text:style-name="P8"><text:span text:style-name="T2">6) </text:span><text:span text:style-name="T15">Golden Path Next Verse Suggester:</text:span><text:span text:style-name="T2"> This component is responsible for suggesting which verse should be translated next for maximum AI usefulness. <text:s/>This component is abstracted from the AI solution to allow the Testing Framework to test different Next Verse Suggesters against different AI Frameworks as well ensuring that the translator is never forced to follow the next verse suggestions despite which AI solution is employed.</text:span></text:p>
      <text:p text:style-name="P8"><text:span text:style-name="T2">7) </text:span><text:span text:style-name="T15">AI Solution Compone</text:span><text:span text:style-name="T18">n</text:span><text:span text:style-name="T15">ts:</text:span><text:span text:style-name="T2"> </text:span><text:span text:style-name="T8">This collection of modules represents a specific AI Solution. <text:s/>The data sources for the AI solution </text:span><text:span text:style-name="T14">[</text:span><text:span text:style-name="T9">9</text:span><text:span text:style-name="T14">]</text:span><text:span text:style-name="T9"> other then the published Translated target language </text:span><text:span text:style-name="T14">[</text:span><text:span text:style-name="T9">4</text:span><text:span text:style-name="T14">]</text:span><text:span text:style-name="T9"> </text:span><text:span text:style-name="T8">are included within </text:span><text:span text:style-name="T9">the</text:span><text:span text:style-name="T8"> abstraction </text:span><text:span text:style-name="T9">allowing freedom in AI implementation as to what and how it uses existing data. Constraints are placed in this for the case of apples to apples comparison will be mentioned later.</text:span></text:p>
      <text:p text:style-name="P10"><text:span text:style-name="T2">8) </text:span><text:span text:style-name="T15">AI Solution X:</text:span><text:span text:style-name="T2"> </text:span><text:span text:style-name="T10">This component represents the various AI solutions which the </text:span><text:span text:style-name="T11">[</text:span><text:span text:style-name="T10">2</text:span><text:span text:style-name="T11">]</text:span><text:span text:style-name="T10"> Testing Framework will evaluate. <text:s/></text:span><text:span text:style-name="T11">The AI Solution is responsible for generating tokenized Bible Verses for the Target Language as requested by Bible reference. <text:s/></text:span><text:span text:style-name="T12">The AI Solution can request previously translated scripture by reference </text:span><text:span text:style-name="T10">from </text:span><text:span text:style-name="T11">[</text:span><text:span text:style-name="T10">4</text:span><text:span text:style-name="T11">]</text:span><text:span text:style-name="T10"> the Published Translation </text:span><text:span text:style-name="T12">which is delivered in tokenized form</text:span><text:span text:style-name="T10">. Embedding</text:span><text:span text:style-name="T11">s</text:span><text:span text:style-name="T10"> if used are hidden within the AI Solution </text:span><text:span text:style-name="T11">and not part of its interface.</text:span></text:p>
      <text:p text:style-name="P11"><text:span text:style-name="T11">9</text:span><text:span text:style-name="T2">)</text:span><text:span text:style-name="T15"> </text:span><text:span text:style-name="T20">Existing Translation </text:span><text:span text:style-name="T15">Reference Data:</text:span><text:span text:style-name="T2"> <text:s/>This abstraction provides data to the AI solution from existing resources such as existing translations of the Bible. <text:s/>If the reference system is extended to extra biblical texts, then this can also extend to other materials as well. <text:s/>For the sake of comparing the relative strength of different AI solutions and also excelerating the work of building new AI solutions, a common </text:span><text:span text:style-name="T13">set of translations will be compiled. <text:s/>This set of data is abstracted separately from the AI solution so that the AI solution can be tested on different data-sets which may not be publicly available.</text:span></text:p>
      <text:p text:style-name="Text_20_body"><text:span text:style-name="T13">1</text:span><text:span text:style-name="T2">0</text:span><text:span text:style-name="T13">)</text:span><text:span text:style-name="T20"> Data abstraction/Tokenizer:</text:span><text:span text:style-name="T13"> Similar to [5] the published data Tokenizer, this data abstractor provides a common API to the AI solution for accessing the data so that the AI solution is dataformat agnostic. <text:s/>It also tokenizes the data so that the AI solution is language agnostic. <text:s/>There is a different data abstraction written for each language and data format source.</text:span></text:p>
      <text:p text:style-name="P12"><text:span text:style-name="T13">1</text:span><text:span text:style-name="T2">1) </text:span><text:span text:style-name="T15">Existing Translation Texts:</text:span><text:span text:style-name="T2"> These are the actual files of existing Translations. <text:s/>As mentioned above, a standardized set of these are to be collected for evaluating translations in and apples to apples context, but they are abstracted away from the AI solution so that the two solutions are not tied together. <text:s/>The translation text can be in any format which can be readily parsed and the requested verse obtained when requested by reference. <text:s/>The format variation is covered by the corresponding data abstractio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Sarif" svg:font-family="'Liberation Sa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 fo:font-family="'Liberation Serif'" style:font-family-generic="roman" style:font-pitch="variable" fo:font-size="12pt" fo:font-weight="normal" officeooo:rsid="001b4b23" style:font-name-asian="Noto Sans CJK SC" style:font-family-asian="'Noto Sans CJK SC'" style:font-family-generic-asian="system" style:font-pitch-asian="variable" style:font-size-asian="12pt" style:font-weight-asian="normal" style:font-name-complex="FreeSans" style:font-family-complex="FreeSans" style:font-family-generic-complex="system" style:font-pitch-complex="variable" style:font-size-complex="12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8-29T09:58:48.843055587</meta:creation-date>
    <dc:date>2021-08-29T15:48:42.200054300</dc:date>
    <meta:editing-duration>PT59M31S</meta:editing-duration>
    <meta:editing-cycles>7</meta:editing-cycles>
    <meta:generator>LibreOffice/7.1.5.2$Linux_X86_64 LibreOffice_project/c18cfcb0f8824ad4ef2fc2ec0bd004713f8a9d14</meta:generator>
    <meta:document-statistic meta:table-count="0" meta:image-count="0" meta:object-count="0" meta:page-count="2" meta:paragraph-count="19" meta:word-count="944" meta:character-count="6074" meta:non-whitespace-character-count="5121"/>
  </office:meta>
</office:document-meta>
</file>